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08de"/>
    </style:style>
    <style:style style:name="P2" style:family="paragraph" style:parent-style-name="Standard">
      <style:text-properties officeooo:paragraph-rsid="001c7835"/>
    </style:style>
    <style:style style:name="P3" style:family="paragraph" style:parent-style-name="Standard">
      <style:text-properties officeooo:paragraph-rsid="001e6330"/>
    </style:style>
    <style:style style:name="P4" style:family="paragraph" style:parent-style-name="Standard">
      <style:text-properties officeooo:rsid="0019b2fd" officeooo:paragraph-rsid="0019b2fd"/>
    </style:style>
    <style:style style:name="P5" style:family="paragraph" style:parent-style-name="Standard">
      <style:text-properties officeooo:rsid="001b08de" officeooo:paragraph-rsid="001b08de"/>
    </style:style>
    <style:style style:name="P6" style:family="paragraph" style:parent-style-name="Standard">
      <style:text-properties officeooo:rsid="001c7835" officeooo:paragraph-rsid="001c7835"/>
    </style:style>
    <style:style style:name="P7" style:family="paragraph" style:parent-style-name="Standard">
      <style:text-properties officeooo:rsid="001e6330" officeooo:paragraph-rsid="001e6330"/>
    </style:style>
    <style:style style:name="P8" style:family="paragraph" style:parent-style-name="Standard">
      <style:text-properties officeooo:rsid="001f18ab" officeooo:paragraph-rsid="001f18ab"/>
    </style:style>
    <style:style style:name="T1" style:family="text">
      <style:text-properties officeooo:rsid="001b08de"/>
    </style:style>
    <style:style style:name="T2" style:family="text">
      <style:text-properties officeooo:rsid="001b3f34"/>
    </style:style>
    <style:style style:name="T3" style:family="text">
      <style:text-properties officeooo:rsid="001c7835"/>
    </style:style>
    <style:style style:name="T4" style:family="text">
      <style:text-properties officeooo:rsid="001e6330"/>
    </style:style>
    <style:style style:name="T5" style:family="text">
      <style:text-properties officeooo:rsid="002034b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ci prevest matici A na diagonalni tvar:</text:p>
      <text:p text:style-name="Standard"><draw:frame draw:style-name="fr1" draw:name="Object1" text:anchor-type="as-char" svg:width="1.028in" svg:height="0.65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Jiz ze zadani jsou videt vlastni cisla – prvky na diagonale:</text:p>
      <text:p text:style-name="P4"><draw:frame draw:style-name="fr1" draw:name="Object2" text:anchor-type="as-char" svg:width="0.45in" svg:height="0.64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1"><text:span text:style-name="T1">Nyni pro kazde vlastni cislo urcim vlastni vektor </text:span><text:span text:style-name="T2">podle</text:span><text:span text:style-name="T1">:</text:span></text:p>
      <text:p text:style-name="P5"><draw:frame draw:style-name="fr2" draw:name="Object3" text:anchor-type="as-char" svg:y="0in" svg:width="0.952in" svg:height="0.202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2"><text:span text:style-name="T5">t</text:span><text:span text:style-name="T3">edy:</text:span></text:p>
      <text:p text:style-name="P6"><draw:frame draw:style-name="fr1" draw:name="Object4" text:anchor-type="as-char" svg:width="3.9319in" svg:height="2.363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7">Vytvorim si regularni matici P, jejiz sloupce jsou vlastni vektory:</text:p>
      <text:p text:style-name="P7"><draw:frame draw:style-name="fr2" draw:name="Object5" text:anchor-type="as-char" svg:y="0in" svg:width="1.2846in" svg:height="0.887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3"><text:span text:style-name="T4">a k ni inverzni matici</text:span><text:span text:style-name="T4"><draw:frame draw:style-name="fr1" draw:name="Object6" text:anchor-type="as-char" svg:width="0.3173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:</text:span></text:p>
      <text:p text:style-name="P7"><draw:frame draw:style-name="fr1" draw:name="Object7" text:anchor-type="as-char" svg:width="5.048in" svg:height="1.775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8">Nakonec se spocita matice B, coz je A v diagonalnim tvaru:</text:p>
      <text:p text:style-name="P8"><draw:frame draw:style-name="fr1" draw:name="Object8" text:anchor-type="as-char" svg:width="6.4075in" svg:height="0.8839in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311in" fo:margin-bottom="0.43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7T17:22:56</meta:creation-date>
    <dc:date>2010-11-27T18:50:01</dc:date>
    <meta:editing-duration>PT01H07M55S</meta:editing-duration>
    <meta:editing-cycles>8</meta:editing-cycles>
    <meta:generator>OpenOffice.org/3.2$Unix OpenOffice.org_project/320m19$Build-9505</meta:generator>
    <meta:document-statistic meta:table-count="0" meta:image-count="0" meta:object-count="8" meta:page-count="1" meta:paragraph-count="14" meta:word-count="55" meta:character-count="318"/>
  </office:meta>
</office:document-meta>
</file>

<file path=Object 1/content.xml><?xml version="1.0" encoding="utf-8"?>
<math xmlns="http://www.w3.org/1998/Math/MathML">
  <semantics>
    <mrow>
      <mi>A</mi>
      <mi mathvariant="normal">=</mi>
      <mfenced open="" close="">
        <mtable>
          <mtr>
            <mtd>
              <mn>2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</mtr>
        </mtable>
      </mfenced>
    </mrow>
    <annotation encoding="StarMath 5.0">A=left ( matrix{2 # 1 # 1 ## 0 # 1 # 0 ## 0 # 0 # 0} right ) </annotation>
  </semantics>
</math>
</file>

<file path=Object 2/content.xml><?xml version="1.0" encoding="utf-8"?>
<math xmlns="http://www.w3.org/1998/Math/MathML">
  <semantics>
    <mtable>
      <mtr>
        <mtd>
          <mrow>
            <msub>
              <mo stretchy="false">λ</mo>
              <mn>1</mn>
            </msub>
            <mi mathvariant="normal">=</mi>
            <mn>2</mn>
          </mrow>
        </mtd>
      </mtr>
      <mtr>
        <mtd>
          <mrow>
            <msub>
              <mo stretchy="false">λ</mo>
              <mn>2</mn>
            </msub>
            <mi mathvariant="normal">=</mi>
            <mn>1</mn>
          </mrow>
        </mtd>
      </mtr>
      <mtr>
        <mtd>
          <mrow>
            <msub>
              <mo stretchy="false">λ</mo>
              <mn>3</mn>
            </msub>
            <mi mathvariant="normal">=</mi>
            <mn>0</mn>
          </mrow>
        </mtd>
      </mtr>
    </mtable>
    <annotation encoding="StarMath 5.0">%lambda_{1}=2
newline
%lambda_{2}=1
newline
%lambda_{3}=0</annotation>
  </semantics>
</math>
</file>

<file path=Object 3/content.xml><?xml version="1.0" encoding="utf-8"?>
<math xmlns="http://www.w3.org/1998/Math/MathML">
  <semantics>
    <mrow>
      <mfenced open="" close="">
        <mrow>
          <mrow>
            <mi>A</mi>
            <mi mathvariant="normal">−</mi>
            <mo stretchy="false">λ</mo>
          </mrow>
          <mi>I</mi>
        </mrow>
      </mfenced>
      <mrow>
        <mi>x</mi>
        <mi mathvariant="normal">=</mi>
        <mn>0</mn>
      </mrow>
    </mrow>
    <annotation encoding="StarMath 5.0">left ( A - %lambda I right )x=0 </annotation>
  </semantics>
</math>
</file>

<file path=Object 4/content.xml><?xml version="1.0" encoding="utf-8"?>
<math xmlns="http://www.w3.org/1998/Math/MathML">
  <semantics>
    <mtable>
      <mtr>
        <mtd>
          <mrow>
            <msub>
              <mo stretchy="false">λ</mo>
              <mn>1</mn>
            </msub>
            <mi mathvariant="normal">:</mi>
            <mrow>
              <mrow>
                <mfenced open="" close="">
                  <mtable>
                    <mtr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fenced>
                <mi mathvariant="normal">−</mi>
                <mfenced open="" close="">
                  <mtable>
                    <mtr>
                      <mtd>
                        <mn>2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2</mn>
                      </mtd>
                    </mtr>
                  </mtable>
                </mfenced>
              </mrow>
              <mi mathvariant="normal">=</mi>
              <mfenced open="" close="">
                <mtable>
                  <mtr>
                    <mtd>
                      <mn>0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i mathvariant="normal">−</mi>
                        <mn>2</mn>
                      </mrow>
                    </mtd>
                  </mtr>
                </mtable>
              </mfenced>
            </mrow>
            <mo stretchy="false">→</mo>
            <mrow>
              <msub>
                <mi>x</mi>
                <mn>1</mn>
              </msub>
              <mi mathvariant="normal">=</mi>
              <mrow>
                <mi>t</mi>
                <mi mathvariant="normal">∗</mi>
                <mrow>
                  <mo stretchy="false">(</mo>
                  <mn>1,0,0</mn>
                  <mo stretchy="false">)</mo>
                </mrow>
              </mrow>
            </mrow>
          </mrow>
        </mtd>
      </mtr>
      <mtr>
        <mtd/>
      </mtr>
      <mtr>
        <mtd>
          <mrow>
            <msub>
              <mo stretchy="false">λ</mo>
              <mn>2</mn>
            </msub>
            <mi mathvariant="normal">:</mi>
            <mrow>
              <mrow>
                <mfenced open="" close="">
                  <mtable>
                    <mtr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fenced>
                <mi mathvariant="normal">−</mi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fenced>
              </mrow>
              <mi mathvariant="normal">=</mi>
              <mfenced open="" close="">
                <mtable>
                  <mtr>
                    <mtd>
                      <mn>1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i mathvariant="normal">−</mi>
                        <mn>1</mn>
                      </mrow>
                    </mtd>
                  </mtr>
                </mtable>
              </mfenced>
            </mrow>
            <mo stretchy="false">→</mo>
            <mrow>
              <msub>
                <mi>x</mi>
                <mn>2</mn>
              </msub>
              <mi mathvariant="normal">=</mi>
              <mrow>
                <mi>t</mi>
                <mi mathvariant="normal">∗</mi>
                <mrow>
                  <mo stretchy="false">(</mo>
                  <mrow>
                    <mi mathvariant="normal">−</mi>
                    <mn>1,1,0</mn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sub>
              <mo stretchy="false">λ</mo>
              <mn>3</mn>
            </msub>
            <mi mathvariant="normal">:</mi>
            <mrow>
              <mrow>
                <mfenced open="" close="">
                  <mtable>
                    <mtr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fenced>
                <mi mathvariant="normal">−</mi>
                <mfenced open="" close=""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fenced>
              </mrow>
              <mi mathvariant="normal">=</mi>
              <mfenced open="" close="">
                <mtable>
                  <mtr>
                    <mtd>
                      <mn>2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fenced>
            </mrow>
            <mo stretchy="false">→</mo>
            <mrow>
              <msub>
                <mi>x</mi>
                <mn>3</mn>
              </msub>
              <mi mathvariant="normal">=</mi>
              <mrow>
                <mi>t</mi>
                <mi mathvariant="normal">∗</mi>
                <mrow>
                  <mo stretchy="false">(</mo>
                  <mrow>
                    <mfrac>
                      <mrow>
                        <mi mathvariant="normal">−</mi>
                        <mn>1</mn>
                      </mrow>
                      <mn>2</mn>
                    </mfrac>
                    <mi>,</mi>
                    <mn>0,1</mn>
                  </mrow>
                  <mo stretchy="false">)</mo>
                </mrow>
              </mrow>
            </mrow>
          </mrow>
        </mtd>
      </mtr>
    </mtable>
    <annotation encoding="StarMath 5.0">%lambda_{1}: 
left ( matrix{2 # 1 # 1 ## 0 # 1 # 0 ## 0 # 0 # 0} right ) - left ( matrix{2 # 0 # 0 ## 0 # 2 # 0 ## 0 # 0 # 2} right ) = left ( matrix{0 # 1 # 1 ## 0 # -1 # 0 ## 0 # 0 # -2}  right ) rightarrow x_{1}=t*(1,0,0)
newline
newline
%lambda_{2}: 
left ( matrix{2 # 1 # 1 ## 0 # 1 # 0 ## 0 # 0 # 0} right ) - left ( matrix{1 # 0 # 0 ## 0 # 1 # 0 ## 0 # 0 # 1} right ) = left ( matrix{1 # 1 # 1 ## 0 # 0 # 0 ## 0 # 0 # -1}  right ) rightarrow x_{2}=t*(-1,1,0)
newline
newline
%lambda_{3}: 
left ( matrix{2 # 1 # 1 ## 0 # 1 # 0 ## 0 # 0 # 0} right ) - left ( matrix{0 # 0 # 0 ## 0 # 0 # 0 ## 0 # 0 # 0} right ) = left ( matrix{2 # 1 # 1 ## 0 # 1 # 0 ## 0 # 0 # 0}  right ) rightarrow x_{3}=t*(-{1} over {2} ,0,1)</annotation>
  </semantics>
</math>
</file>

<file path=Object 5/content.xml><?xml version="1.0" encoding="utf-8"?>
<math xmlns="http://www.w3.org/1998/Math/MathML">
  <semantics>
    <mrow>
      <mi>P</mi>
      <mi mathvariant="normal">=</mi>
      <mfenced open="" close="">
        <mtable>
          <mtr>
            <mtd>
              <mn>1</mn>
            </mtd>
            <mtd>
              <mrow>
                <mi mathvariant="normal">−</mi>
                <mn>1</mn>
              </mrow>
            </mtd>
            <mtd>
              <mfrac>
                <mrow>
                  <mi mathvariant="normal">−</mi>
                  <mn>1</mn>
                </mrow>
                <mn>2</mn>
              </mfrac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fenced>
    </mrow>
    <annotation encoding="StarMath 5.0">P=left ( matrix{1 # -1 # {-1} over {2}  ## 0 # 1 # 0 ## 0 # 0 # 1} right ) </annotation>
  </semantics>
</math>
</file>

<file path=Object 6/content.xml><?xml version="1.0" encoding="utf-8"?>
<math xmlns="http://www.w3.org/1998/Math/MathML">
  <semantics>
    <msup>
      <mi>P</mi>
      <mrow>
        <mi mathvariant="normal">−</mi>
        <mn>1</mn>
      </mrow>
    </msup>
    <annotation encoding="StarMath 5.0">P^{-1}</annotation>
  </semantics>
</math>
</file>

<file path=Object 7/content.xml><?xml version="1.0" encoding="utf-8"?>
<math xmlns="http://www.w3.org/1998/Math/MathML">
  <semantics>
    <mtable>
      <mtr>
        <mtd>
          <mrow>
            <mfenced open="" close="">
              <mtable>
                <mtr>
                  <mtd>
                    <mn>1</mn>
                  </mtd>
                  <mtd>
                    <mrow>
                      <mi mathvariant="normal">−</mi>
                      <mn>1</mn>
                    </mrow>
                  </mtd>
                  <mtd>
                    <mfrac>
                      <mrow>
                        <mi mathvariant="normal">−</mi>
                        <mn>1</mn>
                      </mrow>
                      <mn>2</mn>
                    </mfrac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  <mo stretchy="false">→</mo>
            <mfenced open="" close="">
              <mtable>
                <mtr>
                  <mtd>
                    <mn>1</mn>
                  </mtd>
                  <mtd>
                    <mrow>
                      <mi mathvariant="normal">−</mi>
                      <mn>1</mn>
                    </mrow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frac>
                      <mn>1</mn>
                      <mn>2</mn>
                    </mfrac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  <mo stretchy="false">→</mo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frac>
                      <mn>1</mn>
                      <mn>2</mn>
                    </mfrac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row>
        </mtd>
      </mtr>
      <mtr>
        <mtd>
          <mrow>
            <mo stretchy="false">→</mo>
            <mrow>
              <msup>
                <mi>P</mi>
                <mrow>
                  <mi mathvariant="normal">−</mi>
                  <mn>1</mn>
                </mrow>
              </msup>
              <mi mathvariant="normal">=</mi>
              <mfenced open="" close="">
                <mtable>
                  <mtr>
                    <mtd>
                      <mn>1</mn>
                    </mtd>
                    <mtd>
                      <mn>1</mn>
                    </mtd>
                    <mtd>
                      <mfrac>
                        <mn>1</mn>
                        <mn>2</mn>
                      </mfrac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fenced>
            </mrow>
          </mrow>
        </mtd>
      </mtr>
    </mtable>
    <annotation encoding="StarMath 5.0">left ( matrix{1 # -1 # {-1} over {2} # 1 # 0 # 0 ## 0 # 1 # 0 # 0 # 1 # 0  ## 0 # 0 # 1 # 0 # 0 # 1} right )
rightarrow
left ( matrix{1 # -1 # 0 # 1 # 0 # {1} over {2} ## 0 # 1 # 0 # 0 # 1 # 0  ## 0 # 0 # 1 # 0 # 0 # 1} right )
rightarrow
left ( matrix{1 # 0 # 0 # 1 # 1 # {1} over {2} ## 0 # 1 # 0 # 0 # 1 # 0  ## 0 # 0 # 1 # 0 # 0 # 1} right )
newline
rightarrow 
P^{-1}=left ( matrix{1 # 1 # {1} over {2} ## 0 # 1 # 0  ## 0 # 0 # 1} right )</annotation>
  </semantics>
</math>
</file>

<file path=Object 8/content.xml><?xml version="1.0" encoding="utf-8"?>
<math xmlns="http://www.w3.org/1998/Math/MathML">
  <semantics>
    <mrow>
      <mrow>
        <mrow>
          <mrow>
            <mi>B</mi>
            <mi mathvariant="normal">=</mi>
            <mrow>
              <mrow>
                <msup>
                  <mi>P</mi>
                  <mrow>
                    <mi mathvariant="normal">−</mi>
                    <mn>1</mn>
                  </mrow>
                </msup>
                <mi mathvariant="normal">∗</mi>
                <mi>A</mi>
              </mrow>
              <mi mathvariant="normal">∗</mi>
              <mi>P</mi>
            </mrow>
          </mrow>
          <mi mathvariant="normal">=</mi>
          <mrow>
            <mrow>
              <mfenced open="" close="">
                <mtable>
                  <mtr>
                    <mtd>
                      <mn>1</mn>
                    </mtd>
                    <mtd>
                      <mn>1</mn>
                    </mtd>
                    <mtd>
                      <mfrac>
                        <mn>1</mn>
                        <mn>2</mn>
                      </mfrac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fenced>
              <mi mathvariant="normal">∗</mi>
              <mfenced open="" close="">
                <mtable>
                  <mtr>
                    <mtd>
                      <mn>2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fenced>
            </mrow>
            <mi mathvariant="normal">∗</mi>
            <mfenced open="" close="">
              <mtable>
                <mtr>
                  <mtd>
                    <mn>1</mn>
                  </mtd>
                  <mtd>
                    <mrow>
                      <mi mathvariant="normal">−</mi>
                      <mn>1</mn>
                    </mrow>
                  </mtd>
                  <mtd>
                    <mfrac>
                      <mrow>
                        <mi mathvariant="normal">−</mi>
                        <mn>1</mn>
                      </mrow>
                      <mn>2</mn>
                    </mfrac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row>
        </mrow>
        <mi mathvariant="normal">=</mi>
        <mrow>
          <mfenced open="" close="">
            <mtable>
              <mtr>
                <mtd>
                  <mn>2</mn>
                </mtd>
                <mtd>
                  <mn>2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fenced>
          <mi mathvariant="normal">∗</mi>
          <mfenced open="" close="">
            <mtable>
              <mtr>
                <mtd>
                  <mn>1</mn>
                </mtd>
                <mtd>
                  <mrow>
                    <mi mathvariant="normal">−</mi>
                    <mn>1</mn>
                  </mrow>
                </mtd>
                <mtd>
                  <mfrac>
                    <mrow>
                      <mi mathvariant="normal">−</mi>
                      <mn>1</mn>
                    </mrow>
                    <mn>2</mn>
                  </mfrac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fenced>
        </mrow>
      </mrow>
      <mi mathvariant="normal">=</mi>
      <mfenced open="" close="">
        <mtable>
          <mtr>
            <mtd>
              <mn>2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</mtr>
        </mtable>
      </mfenced>
    </mrow>
    <annotation encoding="StarMath 5.0">B=P^{-1}*A*P=left ( matrix{1 # 1 # {1} over {2} ## 0 # 1 # 0  ## 0 # 0 # 1} right )*
left ( matrix{2 # 1 # 1 ## 0 # 1 # 0 ## 0 # 0 # 0} right )*
left ( matrix{1 # -1 # {-1} over {2}  ## 0 # 1 # 0 ## 0 # 0 # 1} right )=
left ( matrix{2 # 2 # 1 ## 0 # 1 # 0 ## 0 # 0 # 0} right )*
left ( matrix{1 # -1 # {-1} over {2}  ## 0 # 1 # 0 ## 0 # 0 # 1} right )=
left ( matrix{2 # 0 # 0 ## 0 # 1 # 0 ## 0 # 0 # 0} right )</annotation>
  </semantics>
</math>
</file>